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Linux Biolinum G" svg:font-family="'Linux Biolinum G'"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text-properties style:font-name="Linux Biolinum G" fo:font-size="12pt" fo:font-weight="bold" officeooo:rsid="00013f7a" officeooo:paragraph-rsid="00013f7a"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Linux Biolinum G" fo:font-weight="bold" officeooo:rsid="00013f7a" officeooo:paragraph-rsid="00013f7a" style:font-weight-asian="bold" style:font-weight-complex="bold"/>
    </style:style>
    <style:style style:name="P3" style:family="paragraph" style:parent-style-name="Standard">
      <style:paragraph-properties fo:text-align="start" style:justify-single-word="false"/>
      <style:text-properties style:font-name="Linux Biolinum G" fo:font-size="11pt" fo:font-weight="normal" officeooo:rsid="00013f7a" officeooo:paragraph-rsid="00013f7a" style:font-size-asian="11pt" style:font-weight-asian="normal" style:font-size-complex="11pt" style:font-weight-complex="normal"/>
    </style:style>
    <style:style style:name="P4" style:family="paragraph" style:parent-style-name="Standard">
      <style:paragraph-properties fo:text-align="start" style:justify-single-word="false"/>
      <style:text-properties style:font-name="Linux Biolinum G" fo:font-size="11pt" fo:font-weight="normal" officeooo:rsid="00026eb3" officeooo:paragraph-rsid="00026eb3"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Linux Biolinum G" fo:font-size="11pt" fo:font-weight="normal" officeooo:rsid="00032572" officeooo:paragraph-rsid="00032572"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Linux Biolinum G" fo:font-size="11pt" fo:font-weight="normal" officeooo:rsid="0006040d" officeooo:paragraph-rsid="0006040d"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Linux Biolinum G" fo:font-size="11pt" fo:font-weight="normal" officeooo:rsid="00076faf" officeooo:paragraph-rsid="00076faf" style:font-size-asian="11pt" style:font-weight-asian="normal" style:font-size-complex="11pt" style:font-weight-complex="normal"/>
    </style:style>
    <style:style style:name="P8" style:family="paragraph" style:parent-style-name="Standard">
      <style:paragraph-properties fo:text-align="start" style:justify-single-word="false"/>
      <style:text-properties style:font-name="Linux Biolinum G" fo:font-size="11pt" fo:font-weight="normal" officeooo:rsid="000794ae" officeooo:paragraph-rsid="000794ae"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Linux Biolinum G" fo:font-size="11pt" fo:font-weight="bold" officeooo:rsid="00013f7a" officeooo:paragraph-rsid="00013f7a" style:font-size-asian="11pt" style:font-weight-asian="bold" style:font-size-complex="11pt" style:font-weight-complex="bold"/>
    </style:style>
    <style:style style:name="P10" style:family="paragraph" style:parent-style-name="Standard">
      <style:paragraph-properties fo:text-align="start" style:justify-single-word="false"/>
      <style:text-properties style:font-name="Linux Biolinum G" fo:font-size="11pt" fo:font-weight="bold" officeooo:rsid="00032572" officeooo:paragraph-rsid="00032572" style:font-size-asian="11pt" style:font-weight-asian="bold" style:font-size-complex="11pt" style:font-weight-complex="bold"/>
    </style:style>
    <style:style style:name="P11" style:family="paragraph" style:parent-style-name="Standard">
      <style:paragraph-properties fo:text-align="start" style:justify-single-word="false"/>
      <style:text-properties style:font-name="Linux Biolinum G" fo:font-size="11pt" fo:font-weight="bold" officeooo:rsid="00076faf" officeooo:paragraph-rsid="00076faf" style:font-size-asian="11pt" style:font-weight-asian="bold" style:font-size-complex="11pt" style:font-weight-complex="bold"/>
    </style:style>
    <style:style style:name="P12" style:family="paragraph" style:parent-style-name="Standard">
      <style:paragraph-properties fo:text-align="start" style:justify-single-word="false"/>
      <style:text-properties style:font-name="Linux Biolinum G" fo:font-size="11pt" fo:font-weight="bold" officeooo:rsid="000794ae" officeooo:paragraph-rsid="000794ae" style:font-size-asian="11pt" style:font-weight-asian="bold" style:font-size-complex="11pt" style:font-weight-complex="bold"/>
    </style:style>
    <style:style style:name="P13" style:family="paragraph" style:parent-style-name="Standard">
      <style:paragraph-properties fo:text-align="start" style:justify-single-word="false"/>
      <style:text-properties style:font-name="Linux Biolinum G" fo:font-weight="normal" officeooo:rsid="00013f7a" officeooo:paragraph-rsid="00013f7a" style:font-weight-asian="normal" style:font-weight-complex="normal"/>
    </style:style>
    <style:style style:name="P14" style:family="paragraph">
      <loext:graphic-properties draw:fill="none" draw:fill-color="#ffffff"/>
    </style:style>
    <style:style style:name="P15" style:family="paragraph">
      <style:paragraph-properties fo:text-align="center"/>
    </style:style>
    <style:style style:name="P16" style:family="paragraph">
      <style:text-properties fo:font-size="12pt"/>
    </style:style>
    <style:style style:name="P17" style:family="paragraph">
      <loext:graphic-properties draw:fill-color="#f10d0c"/>
      <style:paragraph-properties fo:text-align="center"/>
    </style:style>
    <style:style style:name="T1" style:family="text">
      <style:text-properties officeooo:rsid="00063a2c"/>
    </style:style>
    <style:style style:name="T2" style:family="text">
      <style:text-properties officeooo:rsid="00076faf"/>
    </style:style>
    <style:style style:name="T3" style:family="text">
      <style:text-properties officeooo:rsid="000794ae"/>
    </style:style>
    <style:style style:name="gr1" style:family="graphic">
      <style:graphic-properties draw:stroke="none" svg:stroke-color="#000000" draw:fill="none" draw:fill-color="#ffffff" fo:min-height="1.143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1.782cm" fo:min-width="2.051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1.783cm" fo:min-width="2.048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1.783cm" fo:min-width="2.048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101cm" svg:stroke-color="#ff0000" draw:marker-start-width="0.503cm" draw:marker-end-width="0.503cm" draw:fill-color="#f10d0c"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1" style:family="graphic">
      <style:graphic-properties draw:stroke="dash" draw:stroke-dash="Dot" svg:stroke-linecap="butt"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worzenie bazowej mapy gry (pola, drogi, miasta, porty) z istniejących elementów.</text:p>
      <text:p text:style-name="P2"/>
      <text:p text:style-name="P3">Klasą odpowiedzialną za tworzenie bazowej mapy gry jest klasa BoardCreation znajdująca się w pliku BoardCreation.cs. Skrypt ten należy podczepić do węzła nadrzędnego nad węzłami poszególnych elementów mapy, a następnie przeciągnąć kolejne elementy, tj. poszczególne pola, drogi, miasta i porty do panelu tego skryptu w środowisku. Wówczas po uruchomieniu sceny wszystkie elementy zostaną automatycznie rozłożone na mapie.</text:p>
      <text:p text:style-name="P13"/>
      <text:p text:style-name="P9">1.1. Rozłożenie pól na planszy.</text:p>
      <text:p text:style-name="P9"/>
      <text:p text:style-name="P4"><draw:custom-shape text:anchor-type="paragraph" draw:z-index="0" draw:name="Kształt 1" draw:style-name="gr5" svg:width="3.255cm" svg:height="2.832cm" svg:x="7.758cm" svg:y="7.387cm"><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Pierwszym krokiem jest wyznaczenie przesunięcia pola w wymiarach X oraz Z. Parametrem wejściowym będzie pole fieldRadius. Jest ono wysokością pojedynczego trójkąta wchodzącego w skład sześciokąta . Na jego podstawie zgodnie ze wzorem możliwe jest wyznaczenie długości boku tego sześciokąta ze wzoru:</text:p>
      <text:p text:style-name="P4"/>
      <text:p text:style-name="P4">h = a * sqrt(3)/2</text:p>
      <text:p text:style-name="P4"/>
      <text:p text:style-name="P4">Po przekształceniu ma on postać:</text:p>
      <text:p text:style-name="P4"/>
      <text:p text:style-name="P4"><text:s/>a = 2h * sqrt(3)/3</text:p>
      <text:p text:style-name="P4"/>
      <text:p text:style-name="P5"><draw:custom-shape text:anchor-type="paragraph" draw:z-index="1" draw:name="Kształt 2" draw:style-name="gr5" svg:width="3.255cm" svg:height="2.832cm" svg:x="5.297cm" svg:y="1.496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line text:anchor-type="paragraph" draw:z-index="2" draw:name="Linia pozioma 1" draw:style-name="gr11" draw:text-style-name="P15" svg:x1="11.012cm" svg:y1="4.327cm" svg:x2="7.758cm" svg:y2="4.327cm"><text:p/></draw:line><draw:line text:anchor-type="paragraph" draw:z-index="3" draw:name="Linia 1" draw:style-name="gr11" draw:text-style-name="P15" svg:x1="8.551cm" svg:y1="2.925cm" svg:x2="10.218cm" svg:y2="5.756cm"><text:p/></draw:line><draw:line text:anchor-type="paragraph" draw:z-index="4" draw:name="Linia 2" draw:style-name="gr11" draw:text-style-name="P15" svg:x1="6.091cm" svg:y1="1.496cm" svg:x2="7.758cm" svg:y2="4.327cm"><text:p/></draw:line><draw:line text:anchor-type="paragraph" draw:z-index="5" draw:name="Linia 3" draw:style-name="gr11" draw:text-style-name="P15" svg:x1="5.297cm" svg:y1="2.898cm" svg:x2="8.551cm" svg:y2="2.924cm"><text:p/></draw:line><draw:line text:anchor-type="paragraph" draw:z-index="6" draw:name="Linia 4" draw:style-name="gr10" draw:text-style-name="P17" svg:x1="6.964cm" svg:y1="2.925cm" svg:x2="9.345cm" svg:y2="4.327cm"><text:p/></draw:line><draw:line text:anchor-type="paragraph" draw:z-index="7" draw:name="Linia 5" draw:style-name="gr9" draw:text-style-name="P15" svg:x1="6.964cm" svg:y1="2.898cm" svg:x2="9.345cm" svg:y2="2.924cm"><text:p/></draw:line><draw:line text:anchor-type="paragraph" draw:z-index="8" draw:name="Linia pionowa 1" draw:style-name="gr9" draw:text-style-name="P15" svg:x1="9.345cm" svg:y1="4.327cm" svg:x2="9.345cm" svg:y2="2.925cm"><text:p/></draw:line><draw:frame text:anchor-type="paragraph" draw:z-index="9" draw:name="Ramka tekstowa 1" draw:style-name="gr8" draw:text-style-name="P14" svg:width="1.456cm" svg:height="0.636cm" svg:x="7.493cm" svg:y="2.263cm"><draw:text-box><text:p>dX</text:p></draw:text-box></draw:frame><draw:frame text:anchor-type="paragraph" draw:z-index="10" draw:name="Ramka tekstowa 2" draw:style-name="gr8" draw:text-style-name="P14" svg:width="1.456cm" svg:height="0.636cm" svg:x="9.557cm" svg:y="3.348cm"><draw:text-box><text:p>dZ</text:p></draw:text-box></draw:frame><draw:frame text:anchor-type="paragraph" draw:z-index="11" draw:name="Ramka tekstowa 3" draw:style-name="gr7" draw:text-style-name="P14" svg:width="1.668cm" svg:height="0.874cm" svg:x="7.546cm" svg:y="3.454cm"><draw:text-box><text:p>2h</text:p></draw:text-box></draw:frame>Na poniższym rysunku zaznaczono przesunięcia w osi X oraz Z:</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Zauważmy, że dX = 3a/2 oraz dZ=h, a po podstawieniu a otrzymamy dX = h * sqrt(3). Na podstawie otrzymanego przesunięcia wyznaczono pozycje dla wszystkich pól w trzech pierścieniach.</text:p>
      <text:p text:style-name="P5"/>
      <text:p text:style-name="P10">1.2. Rozłożenie dróg na planszy.</text:p>
      <text:p text:style-name="P10"/>
      <text:p text:style-name="P6">Właściwością sześciokąta foremnego jest to, że posiada trzy pary równoległych boków. Zatem wyznaczenie pozycji zostanie przeprowadzone w trzech etapach:</text:p>
      <text:p text:style-name="P6">1. Wyznaczenie pozycji wszystkich równoległych dróg o rotacji zerowej (równoległych do osi X).</text:p>
      <text:p text:style-name="P6">2. Wyznaczenie pozycji wszystkich równoległych dróg o rotacji 60 stopni.</text:p>
      <text:p text:style-name="P6">3. Wyznaczenie pozycji wszystkich równoległych dróg o rotacji 120 stopni.</text:p>
      <text:p text:style-name="P6">Rotację taką otrzymano za pomocą funkcji Quaternion.Euler(0, a, 0), gdzie a to rotacja w stopniach.</text:p>
      <text:p text:style-name="P6"/>
      <text:p text:style-name="P6">Pozycje dróg bez rotacji ustawiono korzystając z długości boku oraz wysokości pojedynczego pola. Dla dróg po rotacji wzięto pozycje dróg bez rotacji oraz wyznaczono przesunięcia, jakie muszą zostać wykonane, aby drogi znajdowały się we właściwej pozycji. Przesunięcia te określane są wzorem:</text:p>
      <text:p text:style-name="P6">- dla 60 stopni: (X: -a/2, Z: h/2)</text:p>
      <text:p text:style-name="P6">- dla 120 stopni: (X: 0, Z: -h)</text:p>
      <text:p text:style-name="P6">P<text:span text:style-name="T1">rzesunięcia </text:span><text:span text:style-name="T2">wynikają z zaobserwowanych różnic punktów przecięcia dróg po rotacji z bokami pól. Wyznaczono je geometrycznie obliczając wektor o jaki należy przesunąć środek drogi tak, aby pokrył się z środkiem boku pola hexa, na którym powinien się znajdować.</text:span></text:p>
      <text:p text:style-name="P7">Ze względu na wykorzystanie techniki obrotu i przesunięcia, trzy drogi znalazły się poza mapą. Konieczne więc było osobne określenie dla nich pozycji zarówno dla obrotu 60 i 120 stopni.</text:p>
      <text:p text:style-name="P7"/>
      <text:p text:style-name="P11"><text:soft-page-break/>1.3. Rozłożenie miast na planszy.</text:p>
      <text:p text:style-name="P7">Do wyznaczenia pozycji miast na planszy wykorzystano fakt, że <text:span text:style-name="T3">co dwa rzędy miast będą miały jednakowe pozycje na osi X. Wyznaczono pozycje miast dla środkowych rzędów, a następnie tworząc nowe, przepisywano pozycję na osi X i zmieniano wysokość. Na poniższym rysunku widać, że obliczenie pozycji na osi X dla kolejnych miast jest jedynie przesunięciem o wielokrotność długości boku, natomiast w osi Z o wielokrotności wysokości trójkąta w polu hex.</text:span></text:p>
      <text:p text:style-name="P8"><draw:custom-shape text:anchor-type="paragraph" draw:z-index="12" draw:name="Kształt 3" draw:style-name="gr5" svg:width="3.255cm" svg:height="2.832cm" svg:x="2.122cm" svg:y="1.963cm"><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13" draw:name="Kształt 4" draw:style-name="gr5" svg:width="3.255cm" svg:height="2.832cm" svg:x="4.556cm" svg:y="0.508cm"><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14" draw:name="Kształt 5" draw:style-name="gr6" svg:width="3.255cm" svg:height="2.832cm" svg:x="7.017cm" svg:y="1.937cm"><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15" draw:name="Kształt 6" draw:style-name="gr5" svg:width="3.255cm" svg:height="2.832cm" svg:x="4.556cm" svg:y="3.339cm"><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16" draw:name="Kształt 7" draw:style-name="gr4" draw:text-style-name="P16" svg:width="3.259cm" svg:height="2.834cm" svg:x="9.477cm" svg:y="0.533cm"><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17" draw:name="Kształt 8" draw:style-name="gr5" svg:width="3.255cm" svg:height="2.832cm" svg:x="9.477cm" svg:y="3.366cm"><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18" draw:name="Kształt 9" draw:style-name="gr4" draw:text-style-name="P16" svg:width="3.259cm" svg:height="2.834cm" svg:x="11.912cm" svg:y="1.91cm"><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line text:anchor-type="paragraph" draw:z-index="19" draw:name="Linia 6" draw:style-name="gr3" draw:text-style-name="P15" svg:x1="8.657cm" svg:y1="3.334cm" svg:x2="10.271cm" svg:y2="3.366cm"><text:p/></draw:line><draw:line text:anchor-type="paragraph" draw:z-index="20" draw:name="Linia pionowa 2" draw:style-name="gr3" draw:text-style-name="P15" svg:x1="8.657cm" svg:y1="3.334cm" svg:x2="8.657cm" svg:y2="1.937cm"><text:p/></draw:line><draw:frame text:anchor-type="paragraph" draw:z-index="21" draw:name="Ramka tekstowa 4" draw:style-name="gr2" draw:text-style-name="P14" svg:width="1.218cm" svg:height="0.689cm" svg:x="8.869cm" svg:y="2.328cm"><draw:text-box><text:p>h</text:p></draw:text-box></draw:frame><draw:frame text:anchor-type="paragraph" draw:z-index="22" draw:name="Ramka tekstowa 5" draw:style-name="gr1" draw:text-style-name="P14" svg:width="0.874cm" svg:height="1.144cm" svg:x="9.239cm" svg:y="3.366cm"><draw:text-box><text:p>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1.4. Rozłożenie portów na plansz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Linux Biolinum G" svg:font-family="'Linux Biolinum G'"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draw:stroke-dash draw:name="Dot" draw:style="rect" draw:dots1="1" draw:dots1-length="100%" draw:distance="10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22H18M46S</meta:editing-duration>
    <meta:editing-cycles>4</meta:editing-cycles>
    <meta:generator>LibreOffice/7.2.4.1$Windows_X86_64 LibreOffice_project/27d75539669ac387bb498e35313b970b7fe9c4f9</meta:generator>
    <dc:date>2022-03-20T16:50:25.603000000</dc:date>
    <meta:document-statistic meta:table-count="0" meta:image-count="0" meta:object-count="0" meta:page-count="2" meta:paragraph-count="23" meta:word-count="443" meta:character-count="2981" meta:non-whitespace-character-count="2560"/>
    <meta:user-defined meta:name="Info 1"/>
    <meta:user-defined meta:name="Info 2"/>
    <meta:user-defined meta:name="Info 3"/>
    <meta:user-defined meta:name="Info 4"/>
  </office:meta>
</office:document-meta>
</file>